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00%"/>
      <style:text-properties style:font-name="Bitstream Charter" fo:font-size="7pt" style:font-size-asian="7pt" style:font-size-complex="7pt"/>
    </style:style>
    <style:style style:name="P4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8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P9" style:family="paragraph" style:parent-style-name="Standard">
      <style:paragraph-properties fo:line-height="100%"/>
      <style:text-properties style:font-name="Bitstream Charter" fo:font-size="7pt" style:font-size-asian="7pt" style:font-size-complex="7pt"/>
    </style:style>
    <style:style style:name="P10" style:family="paragraph" style:parent-style-name="Standard">
      <style:paragraph-properties fo:line-height="10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line-height="100%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iberation Serif" fo:font-size="9pt" fo:font-style="normal" fo:text-shadow="none" style:text-underline-style="none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Liberation Serif" fo:font-size="8pt" fo:font-style="normal" fo:text-shadow="none" style:text-underline-style="none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8pt" style:font-size-asian="8pt" style:font-size-complex="8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4"/>
            <text:p text:style-name="P4"/>
            <text:p text:style-name="P5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38"/></text:span><text:span text:style-name="T6">{{{nisn_umber+id_num}}}</text:span></text:p>
            <text:p text:style-name="P4"><text:s text:c="74"/><text:span text:style-name="T10">{{{++limit+providertraining+training+name}}} <text:s text:c="46"/>{{{+graduation_month}}} {{{+graduation_year}}}</text:span></text:p>
            <text:p text:style-name="P7"/>
            <text:p text:style-name="P7"/>
            <text:p text:style-name="P8"/>
            <text:p text:style-name="P3"><text:span text:style-name="T7"><text:s text:c="64"/></text:span><text:span text:style-name="T8"><text:s/>Psychiatry,Psyco. Pharmacology and Health Service Mgt <text:s text:c="21"/></text:span><text:span text:style-name="T2">{{{exam_grade_paper_i+name}}}</text:span></text:p>
            <text:p text:style-name="P10"><text:s text:c="56"/>Psycology and Community Mental Health <text:s text:c="46"/><text:span text:style-name="T9">{{{exam_grade_paper_ii+name}}}</text:span></text:p>
            <text:p text:style-name="P10"><text:s text:c="56"/>Medical Nursing and Primary Health Care <text:s text:c="46"/><text:span text:style-name="T9">{{{exam_grade_paper_iii+name}}}</text:span></text:p>
            <text:p text:style-name="P11"><text:span text:style-name="T5"><text:s text:c="56"/></text:span><text:span text:style-name="T4">Psychiatric Nursing and Surgical Nursing</text:span><text:span text:style-name="T5"> <text:s text:c="47"/></text:span><text:span text:style-name="T3">{{{exam_grade_paper_iv+name}}}</text:span></text:p>
            <text:p text:style-name="P10"><text:s text:c="56"/>Practicals and Oral <text:s text:c="84"/><text:span text:style-name="T9">{{{exam_grade_paper_v+name}}}</text:span></text:p>
            <text:p text:style-name="P11"><text:span text:style-name="T4"><text:s text:c="56"/>Research <text:s text:c="100"/></text:span><text:span text:style-name="T9">{{{exam_grade_paper_vi+name}}}</text:span></text:p>
            <text:p text:style-name="P6"><text:s text:c="116"/>{{{primary_form+exam_result}}}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5-08-21T15:57:12</dc:date>
    <dc:creator>HRIS </dc:creator>
    <meta:editing-duration>PT7H10M38S</meta:editing-duration>
    <meta:editing-cycles>99</meta:editing-cycles>
    <meta:generator>LibreOffice/3.5$Linux_x86 LibreOffice_project/350m1$Build-2</meta:generator>
    <meta:document-statistic meta:table-count="1" meta:image-count="0" meta:object-count="0" meta:page-count="1" meta:paragraph-count="12" meta:word-count="52" meta:character-count="1899" meta:non-whitespace-character-count="681"/>
  </office:meta>
</office:document-meta>
</file>